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17d" officeooo:paragraph-rsid="0008a17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ios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20:22:19.972000000</meta:creation-date>
    <dc:date>2025-08-26T20:26:17.106000000</dc:date>
    <meta:editing-duration>PT25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